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fo:font-size="14pt" officeooo:rsid="0005b815" officeooo:paragraph-rsid="0005b815" style:font-size-asian="14pt" style:font-name-complex="B Mitra" style:font-size-complex="14pt"/>
    </style:style>
    <style:style style:name="P2" style:family="paragraph" style:parent-style-name="Text_20_body">
      <style:paragraph-properties fo:text-align="end" style:justify-single-word="false" style:writing-mode="rl-tb"/>
      <style:text-properties fo:font-size="14pt" officeooo:rsid="0005b815" officeooo:paragraph-rsid="0006ceb2" style:font-size-asian="14pt" style:font-name-complex="B Mitra" style:font-size-complex="14pt"/>
    </style:style>
    <style:style style:name="P3" style:family="paragraph" style:parent-style-name="Text_20_body">
      <style:paragraph-properties fo:text-align="end" style:justify-single-word="false" style:writing-mode="rl-tb"/>
      <style:text-properties fo:font-size="14pt" officeooo:rsid="0006ceb2" officeooo:paragraph-rsid="0006ceb2" style:font-size-asian="14pt" style:font-name-complex="B Mitra" style:font-size-complex="14pt"/>
    </style:style>
    <style:style style:name="P4" style:family="paragraph" style:parent-style-name="Title">
      <style:paragraph-properties fo:text-align="end" style:justify-single-word="false" style:writing-mode="rl-tb"/>
      <style:text-properties fo:font-size="22pt" officeooo:paragraph-rsid="000956cf" style:font-size-asian="22pt" style:font-name-complex="B Mitra" style:font-size-complex="22pt"/>
    </style:style>
    <style:style style:name="T1" style:family="text">
      <style:text-properties officeooo:rsid="0006ceb2"/>
    </style:style>
    <style:style style:name="T2" style:family="text">
      <style:text-properties officeooo:rsid="00083cf0"/>
    </style:style>
    <style:style style:name="T3" style:family="text">
      <style:text-properties fo:font-size="14pt" officeooo:rsid="0005b815" style:font-size-asian="14pt" style:font-size-complex="14pt"/>
    </style:style>
    <style:style style:name="T4" style:family="text">
      <style:text-properties fo:font-size="14pt" fo:font-weight="normal" officeooo:rsid="0005b815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فهرست:</text:p>
      <text:p text:style-name="P4"><text:span text:style-name="T4">شروع کار با ارلنگ............................................................................................................................................................................۱</text:span><text:span text:style-name="T3"> </text:span></text:p>
      <text:p text:style-name="P1"><text:tab/>۱.۱ مقدمه..........................................................................................................................................................................۱</text:p>
      <text:p text:style-name="P1"><text:tab/><text:tab/>۱.۱.۱ مقدمه........................................................................................................................................................۱</text:p>
      <text:p text:style-name="P1"><text:tab/><text:tab/>۱.۱.۲ مطالب حذف شده.....................................................................................................................................۱</text:p>
      <text:p text:style-name="P1"><text:tab/>۱.۲ برنامه نویسی پی درپی...............................................................................................................................................۲</text:p>
      <text:p text:style-name="P1"><text:tab/><text:tab/>۱.۲.۱ پوسته‌ی ارلنگ.........................................................................................................................................۲</text:p>
      <text:p text:style-name="P1"><text:tab/><text:tab/>۱.۲.۲ ماژول‌ها و توابع........................................................................................................................................۳</text:p>
      <text:p text:style-name="P1"><text:tab/><text:tab/>۱.۲.۳ اتم‌ها.........................................................................................................................................................۵</text:p>
      <text:p text:style-name="P1"><text:tab/><text:tab/>۱.۲.۴ دوتایی‌ها...................................................................................................................................................۶</text:p>
      <text:p text:style-name="P1"><text:tab/><text:tab/>۱.۲.۵ فهرست‌ها(لیست‌ها)..................................................................................................................................۷</text:p>
      <text:p text:style-name="P1"><text:tab/><text:tab/>۱.۲.۶ ماژول‌های استاندارد و صفحات دستورالعمل............................................................................................۹</text:p>
      <text:p text:style-name="P1"><text:tab/><text:tab/>۱.۲.۷ نوشتن یک خروجی در ترمینال.............................................................................................................۱۰</text:p>
      <text:p text:style-name="P1"><text:tab/><text:tab/>۱.۲.۸ یک مثال بزرگتر.....................................................................................................................................۱۰</text:p>
      <text:p text:style-name="P1"><text:tab/><text:tab/>۱.۲.۹ تطابق،دامنه و نگهداری متغییرها...........................................................................................................۱۱</text:p>
      <text:p text:style-name="P1"><text:tab/><text:tab/>۱.۲.۱۰ مطالب بیشتر در مورد لیست‌ها............................................................................................................۱۳</text:p>
      <text:p text:style-name="P1"><text:tab/><text:tab/>۱.۲.۱۱ شرط.....................................................................................................................................................۱۷</text:p>
      <text:p text:style-name="P2"><text:tab/><text:tab/>۱.۲.۱<text:span text:style-name="T1">۲</text:span> ساخت یک تابع...................................................................................................................................۲۰</text:p>
      <text:p text:style-name="P3"><text:tab/><text:tab/>۱.۲.۱۳ توابع مراتب بالاتر................................................................................................................................۲۲</text:p>
      <text:p text:style-name="P1"><text:tab/>۱.۳ <text:span text:style-name="T1">برنامه نویسی هم‌زمان..............................................................................................................................................۲۴</text:span></text:p>
      <text:p text:style-name="P1"><text:tab/><text:tab/><text:span text:style-name="T2">۱.۳.۱ پردازش‌ها...............................................................................................................................................۲۴</text:span></text:p>
      <text:p text:style-name="P1"><text:tab/><text:tab/><text:span text:style-name="T2">۱.۳.۲ مسیج پسینگ.........................................................................................................................................۲۵</text:span></text:p>
      <text:p text:style-name="P1"><text:tab/><text:tab/><text:span text:style-name="T2">۱.۳.۳ نام پردازش‌های ثبت شده......................................................................................................................۲۹</text:span></text:p>
      <text:p text:style-name="P1"><text:tab/><text:tab/><text:span text:style-name="T2">۱.۳.۴ برنامه نویسی توزیع یافته.......................................................................................................................۳۰</text:span></text:p>
      <text:p text:style-name="P1"><text:tab/><text:tab/><text:span text:style-name="T2">۱.۳.۵ یک مثال بزرگتر.....................................................................................................................................۳۳</text:span></text:p>
      <text:p text:style-name="P1"><text:tab/><text:span text:style-name="T2">۱.۴ خلاقیت.....................................................................................................................................................................۴۰</text:span></text:p>
      <text:p text:style-name="P1"><text:tab/><text:tab/><text:span text:style-name="T2">۱.۴.۱ وقفه‌ها....................................................................................................................................................۴۱</text:span></text:p>
      <text:p text:style-name="P1"><text:tab/><text:tab/><text:span text:style-name="T2">۱.۴.۲ خطا گردانی............................................................................................................................................۴۲</text:span></text:p>
      <text:p text:style-name="P1"><text:tab/><text:tab/><text:span text:style-name="T2">۱.۴.۳ یک مثال بزرگتر با خلاقیت‌ها...............................................................................................................۴۵</text:span></text:p>
      <text:p text:style-name="P1"><text:tab/><text:span text:style-name="T2">۱.۵ سوابق و درشت دستور‌ها(دستور‌های بزرگ)............................................................................................................۴۸</text:span></text:p>
      <text:p text:style-name="P1"><text:tab/><text:tab/><text:span text:style-name="T2">۱.۵.۱ یک مثال بزرگتر تقسیم شده در چندین فایل........................................................................................۴۹</text:span></text:p>
      <text:p text:style-name="P1"><text:tab/><text:tab/><text:span text:style-name="T2">۱.۵.۲ فایل‌های سربرگ...................................................................................................................................۵۲</text:span></text:p>
      <text:p text:style-name="P1"><text:tab/><text:tab/><text:span text:style-name="T2">۱.۵.۳ سوابق.....................................................................................................................................................۵۳</text:span></text:p>
      <text:p text:style-name="P1"><text:tab/><text:tab/><text:span text:style-name="T2">۱.۵.۴ دستور‌های بزرگ(ماکروها).....................................................................................................................۵۴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volt </meta:initial-creator>
    <meta:creation-date>2013-12-29T11:39:25.601984548</meta:creation-date>
    <dc:date>2013-12-29T12:24:11.801373011</dc:date>
    <dc:creator>revolt </dc:creator>
    <meta:editing-duration>PT16M58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34" meta:word-count="127" meta:character-count="5223" meta:non-whitespace-character-count="5070"/>
  </office:meta>
</office:document-meta>
</file>